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 a large odd prime P, we need to determine if we can efficiently construct a number Y in the set {1,…,P−1} that is provably a quadratic non-residue modulo P, without relying on random guessing or trial-and-error, and explore any known deterministic constructions or properties that guarantee Y is a quadratic non-residue.</text:p>
      <text:h text:style-name="Heading_20_3" text:outline-level="3">Seeking a Deterministic Construction</text:h>
      <text:p text:style-name="P1">The goal is an efficient, deterministic method to choose Y such that (Y/P)=−1, ideally using properties of P or a fixed rule, rather than testing candidates sequentially. Let’s explore known properties and construction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6T13:03:06.454180745</meta:creation-date>
    <dc:date>2025-04-26T13:04:37.510512235</dc:date>
    <meta:editing-duration>PT13S</meta:editing-duration>
    <meta:editing-cycles>2</meta:editing-cycles>
    <meta:generator>LibreOffice/25.2.2.2$Linux_X86_64 LibreOffice_project/520$Build-2</meta:generator>
    <meta:document-statistic meta:table-count="0" meta:image-count="0" meta:object-count="0" meta:page-count="1" meta:paragraph-count="3" meta:word-count="89" meta:character-count="580" meta:non-whitespace-character-count="494"/>
  </office:meta>
</office:document-meta>
</file>